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2" style:family="table">
      <style:table-properties style:width="25.7cm" fo:break-before="page" table:align="margins"/>
    </style:style>
    <style:style style:name="Table2.A" style:family="table-column">
      <style:table-column-properties style:column-width="8.564cm" style:rel-column-width="21837*"/>
    </style:style>
    <style:style style:name="Table2.B" style:family="table-column">
      <style:table-column-properties style:column-width="9.342cm" style:rel-column-width="23821*"/>
    </style:style>
    <style:style style:name="Table2.C" style:family="table-column">
      <style:table-column-properties style:column-width="7.795cm" style:rel-column-width="19877*"/>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P1" style:family="paragraph" style:parent-style-name="Standard">
      <style:text-properties fo:font-size="12pt"/>
    </style:style>
    <style:style style:name="P2" style:family="paragraph" style:parent-style-name="Text_20_body">
      <style:text-properties fo:font-size="12pt"/>
    </style:style>
    <style:style style:name="P3" style:family="paragraph" style:parent-style-name="Table_20_Contents">
      <style:text-properties fo:font-size="12pt"/>
    </style:style>
    <style:style style:name="P4" style:family="paragraph" style:parent-style-name="In-table_20_heading">
      <style:text-properties fo:font-size="12pt"/>
    </style:style>
    <style:style style:name="P5" style:family="paragraph" style:parent-style-name="Text_20_body" style:list-style-name="L1"/>
    <style:style style:name="T1" style:family="text">
      <style:text-properties fo:font-style="italic" style:font-style-asian="italic" style:font-style-complex="italic"/>
    </style:style>
    <style:style style:name="T2" style:family="text">
      <style:text-properties fo:font-size="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WADF Workstation HOWTO</text:p>
      <text:p text:style-name="Subtitle">How to set up WADF on a workstation to deploy "end" applications</text:p>
      <text:p text:style-name="Text_20_body">Revised: 13 Jan 2010</text:p>
      <text:p text:style-name="Text_20_body"/>
      <text:p text:style-name="Text_20_body">Tim Jackson (<text:a xlink:type="simple" xlink:href="mailto:tim@timj.co.uk">tim@timj.co.uk</text:a>); <text:a xlink:type="simple" xlink:href="http://www.timj.co.uk/computing/software/wadf/">http://www.timj.co.uk/computing/software/wadf/</text:a></text:p>
      <text:p text:style-name="Text_20_body"/>
      <text:h text:style-name="Heading_20_1" text:outline-level="1">Introduction</text:h>
      <text:p text:style-name="Text_20_body">This document shows how to set up a fairly simple WADF installation, using the default config file, on a workstation to deploy web applications.</text:p>
      <text:p text:style-name="Text_20_body"/>
      <text:p text:style-name="Text_20_body">For the purposes of illustration It makes a few assumptions:</text:p>
      <text:p text:style-name="Text_20_body"/>
      <text:list xml:id="list1649617222" text:style-name="L1">
        <text:list-item>
          <text:p text:style-name="P5">your web applications are stored in an SVN server whose URL is svn+ssh://svn@svn.example.com/ with a structure of "apps/appref/trunk" (for the trunk)</text:p>
        </text:list-item>
        <text:list-item>
          <text:p text:style-name="P5">optionally, you have an organisational PEAR server at pear.example.com with your own PEAR-packaged libraries</text:p>
        </text:list-item>
      </text:list>
      <text:p text:style-name="Text_20_body"/>
      <text:p text:style-name="Text_20_body"/>
      <text:p text:style-name="Text_20_body">These instructions are aimed at machines running Fedora/CentOS/Mac OS X (with MAMP) but are fairly generic.</text:p>
      <text:p text:style-name="Text_20_body"/>
      <text:p text:style-name="Text_20_body">All the lines in this document that begin with "$" mean "Run this from the command line"</text:p>
      <text:p text:style-name="P2">“~/” means “your home directory” which is typically (but not always) /home/[username] on Linux and /Users/[username] on Mac OS X. </text:p>
      <text:p text:style-name="P2"/>
      <text:h text:style-name="Heading_20_1" text:outline-level="1">Acknowledgements</text:h>
      <text:p text:style-name="P2">Thanks to Matt Rosenquist for the Mac OS X/MAMP setup informatio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Step</text:p>
            </table:table-cell>
            <table:table-cell table:style-name="Table2.A1" office:value-type="string">
              <text:p text:style-name="Table_20_Heading">Fedora Linux, CentOS and similar</text:p>
            </table:table-cell>
            <table:table-cell table:style-name="Table2.C1" office:value-type="string">
              <text:p text:style-name="Table_20_Heading">Mac OS X with MAMP</text:p>
            </table:table-cell>
          </table:table-row>
        </table:table-header-rows>
        <table:table-row table:style-name="Table2.1">
          <table:table-cell table:style-name="Table2.A2" table:number-columns-spanned="3" office:value-type="string">
            <text:p text:style-name="In-table_20_heading">Set up local copy of PEAR</text:p>
          </table:table-cell>
          <table:covered-table-cell/>
          <table:covered-table-cell/>
        </table:table-row>
        <table:table-row table:style-name="Table2.1">
          <table:table-cell table:style-name="Table2.A3" office:value-type="string">
            <text:p text:style-name="P2">Make sure you have a global copy of PEAR installed and it is in your path</text:p>
          </table:table-cell>
          <table:table-cell table:style-name="Table2.A3" office:value-type="string">
            <text:p text:style-name="P2">Test you can run "<text:span text:style-name="Source_20_Text">pear</text:span>" from the command line. Do “<text:span text:style-name="Source_20_Text">yum install php-pear</text:span>” if not.</text:p>
          </table:table-cell>
          <table:table-cell table:style-name="Table2.A2" office:value-type="string">
            <text:p text:style-name="P2">Install MAMP from http://sourceforge.net/projects/mamp/files/mamp/</text:p>
          </table:table-cell>
        </table:table-row>
        <table:table-row table:style-name="Table2.1">
          <table:table-cell table:style-name="Table2.A3" office:value-type="string">
            <text:p text:style-name="P2">Decide on a path to your local PEAR installation. Although not strictly necessary, it's simpler if this ends in "pear", because the pear "config-create" command assumes this. We will call this "[pearpath]" below.</text:p>
          </table:table-cell>
          <table:table-cell table:style-name="Table2.A3" office:value-type="string">
            <text:p text:style-name="P3">e.g. ~/pear</text:p>
          </table:table-cell>
          <table:table-cell table:style-name="Table2.A2" office:value-type="string">
            <text:p text:style-name="Table_20_Contents"><text:span text:style-name="T2">Is installed with MAMP</text:span>, in</text:p>
            <text:p text:style-name="Table_20_Contents">/Applications/MAMP/bin/php5/bin (the “pear” command line tool)</text:p>
            <text:p text:style-name="Table_20_Contents">and</text:p>
            <text:p text:style-name="Table_20_Contents">/Applications/MAMP/bin/php5/lib/ (the rest of PEAR)</text:p>
          </table:table-cell>
        </table:table-row>
        <table:table-row table:style-name="Table2.1">
          <table:table-cell table:style-name="Table2.A3" office:value-type="string">
            <text:p text:style-name="P3">Create PEAR config</text:p>
          </table:table-cell>
          <table:table-cell table:style-name="Table2.A3" office:value-type="string">
            <text:p text:style-name="Text_20_body"><text:span text:style-name="Source_20_Text">$ pear config-create [pearpath, </text:span><text:span text:style-name="Source_20_Text"><text:span text:style-name="T1">without</text:span></text:span><text:span text:style-name="Source_20_Text"> the trailing "pear"] ~/.pearrc</text:span></text:p>
            <text:p text:style-name="Text_20_body">This will create a bare PEAR config called .pearrc in your home directory which has</text:p>
            <text:p text:style-name="P2">most of the PEAR paths set to [pearpath].</text:p>
            <text:p text:style-name="Text_20_body"/>
          </table:table-cell>
          <table:table-cell table:style-name="Table2.A2" office:value-type="string">
            <text:p text:style-name="P3">N/A</text:p>
          </table:table-cell>
        </table:table-row>
        <table:table-row table:style-name="Table2.1">
          <table:table-cell table:style-name="Table2.A3" office:value-type="string">
            <text:p text:style-name="P3">Set PEAR config options for older installations (Only for CentOS 4, CentOS 5, Fedora &lt;=6)</text:p>
          </table:table-cell>
          <table:table-cell table:style-name="Table2.A3" office:value-type="string">
            <text:p text:style-name="Standard">Older installations (only) require the following otherwise they are set to system directories which are read-only</text:p>
            <text:p text:style-name="Text_20_body">(see PEAR bug #11517)</text:p>
            <text:p text:style-name="Text_20_body"><text:span text:style-name="Source_20_Text">$ pear config-set download_dir [pearpath]/download</text:span></text:p>
            <text:p text:style-name="P2"><text:span text:style-name="Source_20_Text">$ pear config-set cache_dir [pearpath]/cache</text:span></text:p>
          </table:table-cell>
          <table:table-cell table:style-name="Table2.A2" office:value-type="string">
            <text:p text:style-name="P3">N/A</text:p>
          </table:table-cell>
        </table:table-row>
        <text:soft-page-break/>
        <table:table-row table:style-name="Table2.1">
          <table:table-cell table:style-name="Table2.A3" office:value-type="string">
            <text:p text:style-name="P3">Set PEAR config options (only if you bootstrapped from PEAR &lt; 1.7.0)</text:p>
          </table:table-cell>
          <table:table-cell table:style-name="Table2.A3" office:value-type="string">
            <text:p text:style-name="Text_20_body">PEAR 1.7.0+ has some new config options, cfg_dir and www_dir. If the system-installed PEAR that you bootstrapped from is older than 1.7.0 then you will need to set these:</text:p>
            <text:p text:style-name="Text_20_body"/>
            <text:p text:style-name="Text_20_body"><text:span text:style-name="Source_20_Text">$pear config-set cfg_dir [pearpath]/cfg</text:span></text:p>
            <text:p text:style-name="Text_20_body"><text:span text:style-name="Source_20_Text">$pear config-set www_dir [pearpath]/www</text:span></text:p>
          </table:table-cell>
          <table:table-cell table:style-name="Table2.A2" office:value-type="string">
            <text:p text:style-name="P3">N/A; MAMP comes with a newer version</text:p>
          </table:table-cell>
        </table:table-row>
        <table:table-row table:style-name="Table2.1">
          <table:table-cell table:style-name="Table2.A3" office:value-type="string">
            <text:p text:style-name="P2">Now you need to set up your local PEAR installation. Install the base PEAR package:</text:p>
          </table:table-cell>
          <table:table-cell table:style-name="Table2.A3" office:value-type="string">
            <text:p text:style-name="P2"><text:span text:style-name="Source_20_Text">$ pear install PEAR</text:span></text:p>
            <text:p text:style-name="Text_20_body">Check that PEAR got installed:</text:p>
            <text:p text:style-name="Text_20_body"/>
            <text:p text:style-name="Text_20_body"><text:span text:style-name="Source_20_Text">$ pear list</text:span></text:p>
            <text:p text:style-name="Text_20_body"><text:span text:style-name="Source_20_Text">Installed packages, channel pear.php.net:</text:span></text:p>
            <text:p text:style-name="Text_20_body"><text:span text:style-name="Source_20_Text">======================================</text:span></text:p>
            <text:p text:style-name="Text_20_body"><text:span text:style-name="Source_20_Text">Package <text:s text:c="9"/>Version State</text:span></text:p>
            <text:p text:style-name="Text_20_body"><text:span text:style-name="Source_20_Text">Archive_Tar <text:s text:c="5"/>1.3.2 <text:s text:c="2"/>stable</text:span></text:p>
            <text:p text:style-name="Text_20_body"><text:span text:style-name="Source_20_Text">Console_Getopt <text:s text:c="2"/>1.2.3 <text:s text:c="2"/>stable</text:span></text:p>
            <text:p text:style-name="Text_20_body"><text:span text:style-name="Source_20_Text">PEAR <text:s text:c="12"/>1.7.1 <text:s text:c="2"/>stable</text:span></text:p>
            <text:p text:style-name="Text_20_body"><text:span text:style-name="Source_20_Text">Structures_Graph 1.0.2 <text:s text:c="2"/>stable</text:span></text:p>
            <text:p text:style-name="P2"/>
            <text:p text:style-name="P2">Make sure you have PEAR 1.7.1+</text:p>
          </table:table-cell>
          <table:table-cell table:style-name="Table2.A2" office:value-type="string">
            <text:p text:style-name="P3">N/A</text:p>
          </table:table-cell>
        </table:table-row>
        <table:table-row table:style-name="Table2.1">
          <table:table-cell table:style-name="Table2.A3" office:value-type="string">
            <text:p text:style-name="P2">Add PEAR to your command line path (and the MAMP-installed binaries for Mac users)</text:p>
          </table:table-cell>
          <table:table-cell table:style-name="Table2.A3" office:value-type="string">
            <text:p text:style-name="Standard">Edit ~/.bash_profile.</text:p>
            <text:p text:style-name="Text_20_body"/>
            <text:p text:style-name="Text_20_body">Edit the line which says PATH=[stuff] and change it to:</text:p>
            <text:p text:style-name="Text_20_body"/>
            <text:p text:style-name="Text_20_body"><text:span text:style-name="Source_20_Text">PATH=[pearpath]:[stuff]</text:span></text:p>
            <text:p text:style-name="Text_20_body"/>
          </table:table-cell>
          <table:table-cell table:style-name="Table2.A2" office:value-type="string">
            <text:p text:style-name="P1">Edit ~/.profile</text:p>
            <text:p text:style-name="P1"/>
            <text:p text:style-name="Text_20_body">Edit the line which says PATH=[stuff] and change it to:</text:p>
            <text:p text:style-name="Text_20_body"/>
            <text:p text:style-name="Text_20_body"><text:span text:style-name="Source_20_Text">PATH=/Applications/MAMP/bin/php5/bin:/Applications/MAMP/Library/bin:[stuff]</text:span></text:p>
          </table:table-cell>
        </table:table-row>
        <text:soft-page-break/>
        <table:table-row table:style-name="Table2.1">
          <table:table-cell table:style-name="Table2.A3" office:value-type="string">
            <text:p text:style-name="P2">Set up PHP command line config. This isn't strictly necessary for PEAR or WADF, but is useful for things (often command line tools) that depend on libraries installed using the PEAR installer and included via require().</text:p>
          </table:table-cell>
          <table:table-cell table:style-name="Table2.A3" office:value-type="string">
            <text:p text:style-name="P1">Edit ~/.bash_profile</text:p>
            <text:p text:style-name="Standard"/>
            <text:p text:style-name="Standard">Add to the end :</text:p>
            <text:p text:style-name="P2"><text:span text:style-name="Source_20_Text">export PHPRC=$HOME</text:span></text:p>
            <text:p text:style-name="Text_20_body">This means that when you run "php" from the command line, it will read the config file ~/php-cli.ini</text:p>
          </table:table-cell>
          <table:table-cell table:style-name="Table2.A2" office:value-type="string">
            <text:p text:style-name="P1">Edit ~/.profile</text:p>
            <text:p text:style-name="Standard"/>
            <text:p text:style-name="Standard">Add to the end :</text:p>
            <text:p text:style-name="P2"><text:span text:style-name="Source_20_Text">export PHPRC=$HOME</text:span></text:p>
            <text:p text:style-name="P2">This means that when you run "php" from the command line, it will read the config file ~/php-cli.ini</text:p>
          </table:table-cell>
        </table:table-row>
        <table:table-row table:style-name="Table2.1">
          <table:table-cell table:style-name="Table2.A3" office:value-type="string">
            <text:p text:style-name="P2"/>
          </table:table-cell>
          <table:table-cell table:style-name="Table2.A3" office:value-type="string">
            <text:p text:style-name="P1">Create ~/php-cli.ini containing:</text:p>
            <text:p text:style-name="P1"><text:span text:style-name="Source_20_Text">include_path=[pearpath]/php</text:span></text:p>
          </table:table-cell>
          <table:table-cell table:style-name="Table2.A2" office:value-type="string">
            <text:p text:style-name="P1">Create ~/php-cli.ini containing:</text:p>
            <text:p text:style-name="Standard"><text:span text:style-name="Source_20_Text">include_path=/Applications/MAMP/bin/php5/lib/php</text:span></text:p>
            <text:p text:style-name="P1"><text:span text:style-name="Source_20_Text"/></text:p>
          </table:table-cell>
        </table:table-row>
        <table:table-row table:style-name="Table2.1">
          <table:table-cell table:style-name="Table2.A3" office:value-type="string">
            <text:p text:style-name="P2"/>
          </table:table-cell>
          <table:table-cell table:style-name="Table2.A2" table:number-columns-spanned="2" office:value-type="string">
            <text:p text:style-name="P1"><text:span text:style-name="Source_20_Text"/></text:p>
          </table:table-cell>
          <table:covered-table-cell/>
        </table:table-row>
        <table:table-row table:style-name="Table2.1">
          <table:table-cell table:style-name="Table2.A3" office:value-type="string">
            <text:p text:style-name="P2">Ensure all the aliasing and configs take effect</text:p>
          </table:table-cell>
          <table:table-cell table:style-name="Table2.C1" table:number-columns-spanned="2" office:value-type="string">
            <text:p text:style-name="P2">Fully log out of your desktop/SSH session and log back in </text:p>
          </table:table-cell>
          <table:covered-table-cell/>
        </table:table-row>
        <table:table-row table:style-name="Table2.1">
          <table:table-cell table:style-name="Table2.A2" table:number-columns-spanned="3" office:value-type="string">
            <text:p text:style-name="In-table_20_heading">WADF setup</text:p>
          </table:table-cell>
          <table:covered-table-cell/>
          <table:covered-table-cell/>
        </table:table-row>
        <table:table-row table:style-name="Table2.1">
          <table:table-cell table:style-name="Table2.A3" office:value-type="string">
            <text:p text:style-name="P2">Discover Tim Jackson's PEAR channel</text:p>
          </table:table-cell>
          <table:table-cell table:style-name="Table2.A2" table:number-columns-spanned="2" office:value-type="string">
            <text:p text:style-name="P2"><text:span text:style-name="Source_20_Text">$ pear channel-discover pear.timj.co.uk</text:span></text:p>
          </table:table-cell>
          <table:covered-table-cell/>
        </table:table-row>
        <table:table-row table:style-name="Table2.1">
          <table:table-cell table:style-name="Table2.A3" office:value-type="string">
            <text:p text:style-name="P2">Install WADF</text:p>
          </table:table-cell>
          <table:table-cell table:style-name="Table2.A2" table:number-columns-spanned="2" office:value-type="string">
            <text:p text:style-name="P2"><text:span text:style-name="Source_20_Text">$ pear install timj/Tools_WADF-beta</text:span></text:p>
          </table:table-cell>
          <table:covered-table-cell/>
        </table:table-row>
        <table:table-row table:style-name="Table2.1">
          <table:table-cell table:style-name="Table2.A3" office:value-type="string">
            <text:p text:style-name="P2">Create a directory for WADF to put configurations in</text:p>
          </table:table-cell>
          <table:table-cell table:style-name="Table2.A2" table:number-columns-spanned="2" office:value-type="string">
            <text:p text:style-name="P2"><text:span text:style-name="Source_20_Text">$ mkdir ~/.wadf</text:span></text:p>
          </table:table-cell>
          <table:covered-table-cell/>
        </table:table-row>
        <text:soft-page-break/>
        <table:table-row table:style-name="Table2.1">
          <table:table-cell table:style-name="Table2.A3" office:value-type="string">
            <text:p text:style-name="P2">Set basic WADF options</text:p>
          </table:table-cell>
          <table:table-cell table:style-name="Table2.A2" table:number-columns-spanned="2" office:value-type="string">
            <text:p text:style-name="P2">Create a file called ~/.wadf/config containing the following:</text:p>
            <text:p text:style-name="P2"/>
            <text:p text:style-name="Text_20_body"><text:span text:style-name="Source_20_Text">[local]</text:span></text:p>
            <text:p text:style-name="Text_20_body"><text:span text:style-name="Source_20_Text">; The SVN path to applications we are going to deploy</text:span></text:p>
            <text:p text:style-name="Text_20_body"><text:span text:style-name="Source_20_Text">vc_base = svn+ssh://svn@svn.example.com/apps</text:span></text:p>
            <text:p text:style-name="Text_20_body"><text:span text:style-name="Source_20_Text"/></text:p>
            <text:p text:style-name="Text_20_body"><text:span text:style-name="Source_20_Text">; Uncomment if you wish to use the shared (in your account) installed</text:span></text:p>
            <text:p text:style-name="Text_20_body"><text:span text:style-name="Source_20_Text">; version of PEAR with your web application.</text:span></text:p>
            <text:p text:style-name="Text_20_body"><text:span text:style-name="Source_20_Text">;dep_pear_deploy_path = </text:span></text:p>
            <text:p text:style-name="Text_20_body"><text:span text:style-name="Source_20_Text"/></text:p>
            <text:p text:style-name="Text_20_body"><text:span text:style-name="Source_20_Text">; If you have a PEAR channel (optional), this is useful</text:span></text:p>
            <text:p text:style-name="Text_20_body"><text:span text:style-name="Source_20_Text">; Username and password are also optional</text:span></text:p>
            <text:p text:style-name="Text_20_body"><text:span text:style-name="Source_20_Text">dep_pear_base_channel = username:password@pear.example.com</text:span></text:p>
            <text:p text:style-name="P2"><text:span text:style-name="Source_20_Text"/></text:p>
            <text:p text:style-name="Text_20_body"><text:span text:style-name="Source_20_Text">; If you use PEAR dependencies, you might need this to select the</text:span></text:p>
            <text:p text:style-name="Text_20_body"><text:span text:style-name="Source_20_Text">; “stability” of the PEAR packages (it just sets the PEAR option</text:span></text:p>
            <text:p text:style-name="Text_20_body"><text:span text:style-name="Source_20_Text">; “preferred_stability”)</text:span></text:p>
            <text:p text:style-name="Text_20_body"><text:span text:style-name="Source_20_Text">dep_pear_preferred_stability = beta</text:span></text:p>
          </table:table-cell>
          <table:covered-table-cell/>
        </table:table-row>
        <table:table-row table:style-name="Table2.1">
          <table:table-cell table:style-name="Table2.A3" office:value-type="string">
            <text:p text:style-name="P2">If you are running on a standalone workstation without wildcard DNS, enable write access to /etc/hosts (this is undesirable but necessary if you want WADF to automatically add hostnames for your deployed applications to /etc/hosts)</text:p>
          </table:table-cell>
          <table:table-cell table:style-name="Table2.A2" table:number-columns-spanned="2" office:value-type="string">
            <text:p text:style-name="P2"><text:span text:style-name="Source_20_Text">sudo chmod 666 /etc/hosts</text:span></text:p>
          </table:table-cell>
          <table:covered-table-cell/>
        </table:table-row>
        <table:table-row table:style-name="Table2.1">
          <table:table-cell table:style-name="Table2.A3" office:value-type="string">
            <text:p text:style-name="P2">Set Mac OS X/MAMP-specific options where required</text:p>
          </table:table-cell>
          <table:table-cell table:style-name="Table2.A3" office:value-type="string">
            <text:p text:style-name="P2">N/A</text:p>
          </table:table-cell>
          <table:table-cell table:style-name="Table2.A2" office:value-type="string">
            <text:p text:style-name="Standard">Add the following to ~/.wadf/config:</text:p>
            <text:p text:style-name="Standard"><text:span text:style-name="Source_20_Text">deploy_dns_hosts_file_format = 2</text:span></text:p>
            <text:p text:style-name="Standard"><text:span text:style-name="Source_20_Text"/></text:p>
            <text:p text:style-name="Standard"><text:span text:style-name="Source_20_Text">webserver_restart_cmd = /Applications/MAMP/bin/apache2/bin/apachectl graceful</text:span></text:p>
          </table:table-cell>
        </table:table-row>
        <table:table-row table:style-name="Table2.1">
          <table:table-cell table:style-name="Table2.A2" table:number-columns-spanned="3" office:value-type="string">
            <text:p text:style-name="P4">MySQL setup</text:p>
          </table:table-cell>
          <table:covered-table-cell/>
          <table:covered-table-cell/>
        </table:table-row>
        <text:soft-page-break/>
        <table:table-row table:style-name="Table2.1">
          <table:table-cell table:style-name="Table2.A3" office:value-type="string">
            <text:p text:style-name="P2">Check you have a local MySQL server running (ask your system administrator) and get the root password.</text:p>
          </table:table-cell>
          <table:table-cell table:style-name="Table2.A3" office:value-type="string">
            <text:p text:style-name="P2"><text:span text:style-name="Source_20_Text">service mysqld start</text:span></text:p>
          </table:table-cell>
          <table:table-cell table:style-name="Table2.A2" office:value-type="string">
            <text:p text:style-name="Standard">Start MAMP via the graphical interface</text:p>
          </table:table-cell>
        </table:table-row>
        <table:table-row table:style-name="Table2.1">
          <table:table-cell table:style-name="Table2.A3" office:value-type="string">
            <text:p text:style-name="P2">Avoid a common MySQL permission problem</text:p>
          </table:table-cell>
          <table:table-cell table:style-name="Table2.A2" table:number-columns-spanned="2" office:value-type="string">
            <text:p text:style-name="Standard">Log into MySQL as root and do:</text:p>
            <text:p text:style-name="Text_20_body"/>
            <text:p text:style-name="Text_20_body"><text:span text:style-name="Source_20_Text">USE mysql;</text:span></text:p>
            <text:p text:style-name="Text_20_body"><text:span text:style-name="Source_20_Text">DELETE FROM user WHERE user='';</text:span></text:p>
            <text:p text:style-name="P2"><text:span text:style-name="Source_20_Text">FLUSH PRIVILEGES;</text:span></text:p>
          </table:table-cell>
          <table:covered-table-cell/>
        </table:table-row>
        <table:table-row table:style-name="Table2.1">
          <table:table-cell table:style-name="Table2.A2" table:number-columns-spanned="3" office:value-type="string">
            <text:p text:style-name="In-table_20_heading">Deploying a web application</text:p>
          </table:table-cell>
          <table:covered-table-cell/>
          <table:covered-table-cell/>
        </table:table-row>
        <table:table-row table:style-name="Table2.1">
          <table:table-cell table:style-name="Table2.A3" office:value-type="string">
            <text:p text:style-name="P2">Deploy the app</text:p>
          </table:table-cell>
          <table:table-cell table:style-name="Table2.A2" table:number-columns-spanned="2" office:value-type="string">
            <text:p text:style-name="Text_20_body"><text:span text:style-name="Source_20_Text">$ wadf-deploy [appref]</text:span></text:p>
            <text:p text:style-name="Text_20_body"/>
            <text:p text:style-name="Text_20_body">where "appref" is the module name in version control, e.g. "mywebsite"</text:p>
            <text:p text:style-name="Text_20_body"/>
            <text:p text:style-name="P2">Choose "y" to redeploy the database if this is the first time round.</text:p>
          </table:table-cell>
          <table:covered-table-cell/>
        </table:table-row>
        <text:soft-page-break/>
        <table:table-row table:style-name="Table2.1">
          <table:table-cell table:style-name="Table2.A3" office:value-type="string">
            <text:p text:style-name="P2">If the app is set up properly, it should be up and running! </text:p>
          </table:table-cell>
          <table:table-cell table:style-name="Table2.A3" office:value-type="string">
            <text:p text:style-name="P2">Somewhere in the middle of the output you just saw, you will have been prompted for an e-mail address as WADF tries to start a local HTTP server. </text:p>
            <text:p text:style-name="P2"/>
            <text:p text:style-name="P2">Then at the end of the deployment you should have seen something like:</text:p>
            <text:p text:style-name="Text_20_body"><text:span text:style-name="Source_20_Text"/></text:p>
            <text:p text:style-name="Text_20_body"><text:span text:style-name="Source_20_Text">WADF HTTPD instance is running (pid XXXX)</text:span></text:p>
            <text:p text:style-name="Text_20_body"><text:span text:style-name="Source_20_Text">Configured for the following applications:</text:span></text:p>
            <text:p text:style-name="Text_20_body"><text:span text:style-name="Source_20_Text"><text:s/>[appref]: (/path/to/working-copy)</text:span></text:p>
            <text:p text:style-name="Text_20_body"><text:span text:style-name="Source_20_Text"><text:s text:c="3"/>http://[appref].localhost.localdomain:10080</text:span></text:p>
            <text:p text:style-name="Text_20_body"><text:span text:style-name="Source_20_Text"/></text:p>
            <text:p text:style-name="Text_20_body">The Apache HTTPD error logs will be in ~/.wadf/httpd.error_log if you need them.</text:p>
          </table:table-cell>
          <table:table-cell table:style-name="Table2.A2" office:value-type="string">
            <text:p text:style-name="Standard">The MAMP webserver should have been restarted.</text:p>
          </table:table-cell>
        </table:table-row>
        <table:table-row table:style-name="Table2.1">
          <table:table-cell table:style-name="Table2.A3" office:value-type="string">
            <text:p text:style-name="P2">You can find the helpful documentation here :-)</text:p>
          </table:table-cell>
          <table:table-cell table:style-name="Table2.A3" office:value-type="string">
            <text:p text:style-name="P2">[pearpath]/docs/Tools_WADF/wadf.txt</text:p>
          </table:table-cell>
          <table:table-cell table:style-name="Table2.A2" office:value-type="string">
            <text:p text:style-name="Standard">/Applications/MAMP/bin/php5/lib/php/doc/Tools_WADF/wadf.txt</text:p>
          </table:table-cell>
        </table:table-row>
        <table:table-row table:style-name="Table2.1">
          <table:table-cell table:style-name="Table2.A3" office:value-type="string">
            <text:p text:style-name="P2">You can also find out more about the (many) available configuration options in the well-commented master config file, which is here</text:p>
          </table:table-cell>
          <table:table-cell table:style-name="Table2.A3" office:value-type="string">
            <text:p text:style-name="P2">[pearpath]/cfg/Tools_WADF/wadf.conf.</text:p>
          </table:table-cell>
          <table:table-cell table:style-name="Table2.A2" office:value-type="string">
            <text:p text:style-name="Standard">/Applications/MAMP/bin/php5/lib/php/cfg/Tools_WADF/wadf.conf</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draw:marker draw:name="Arrow" svg:viewBox="0 0 20 30" svg:d="m10 0-10 30h20z"/>
    <draw:marker draw:name="Small_20_Arrow" draw:display-name="Small Arrow" svg:viewBox="0 0 1321 3493" svg:d="m1321 3493h-1321l702-3493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language="en" fo:country="GB"/>
    </style:style>
    <style:style style:name="Text_20_body" style:display-name="Text body" style:family="paragraph" style:parent-style-name="Standard" style:class="text">
      <style:paragraph-properties fo:margin-top="0cm" fo:margin-bottom="0cm"/>
      <style:text-properties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6pt" fo:font-weight="bold"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normal"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c0c0c0" fo:font-size="10pt" fo:language="en" fo:country="GB" fo:font-style="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Arial"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0.762cm" fo:margin-right="0.762cm" fo:margin-top="0.127cm" fo:margin-bottom="0cm" fo:text-indent="0cm" style:auto-text-indent="false" fo:background-color="#e6e6e6">
        <style:background-image/>
      </style:paragraph-properties>
      <style:text-properties style:font-name="DejaVu Sans Mono" fo:font-size="9pt" fo:language="en" fo:country="GB"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ont_20_page_20_heading" style:display-name="Front page heading" style:family="paragraph" style:parent-style-name="Heading" style:class="text">
      <style:paragraph-properties fo:text-align="center" style:justify-single-word="false"/>
    </style:style>
    <style:style style:name="In-table_20_heading" style:display-name="In-table heading" style:family="paragraph" style:parent-style-name="Table_20_Contents">
      <style:paragraph-properties fo:text-align="center" style:justify-single-word="false" fo:background-color="#e6e6e6">
        <style:background-image/>
      </style:paragraph-properties>
      <style:text-properties fo:font-weight="bold"/>
    </style:style>
    <style:style style:name="Subtitle" style:family="paragraph" style:parent-style-name="Heading" style:next-style-name="Text_20_body" style:class="chapter">
      <style:paragraph-properties fo:margin-top="0.199cm" fo:margin-bottom="0.199cm" fo:text-align="start" style:justify-single-word="false"/>
      <style:text-properties fo:font-size="14pt" fo:font-style="normal"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size="11pt" fo:language="en" fo:country="GB" fo:background-color="transparent" style:font-name-asian="Courier New"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age-count>7</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11-22T23:29:04</meta:creation-date>
    <meta:editing-cycles>27</meta:editing-cycles>
    <meta:editing-duration>PT02H45M27S</meta:editing-duration>
    <dc:title>WADF Workstation HOWTO</dc:title>
    <meta:initial-creator>Tim Jackson</meta:initial-creator>
    <dc:date>2010-01-17T10:57:29</dc:date>
    <dc:creator>Tim Jackson</dc:creator>
    <meta:document-statistic meta:table-count="1" meta:image-count="0" meta:object-count="0" meta:page-count="7" meta:paragraph-count="137" meta:word-count="1015" meta:character-count="6867"/>
    <meta:user-defined meta:name="Info 1"/>
    <meta:user-defined meta:name="Info 2"/>
    <meta:user-defined meta:name="Info 3"/>
    <meta:user-defined meta:name="Info 4"/>
    <meta:template xlink:type="simple" xlink:actuate="onRequest" xlink:title="TimBlank" xlink:href="../../../../../../.openoffice.org/3/user/template/TimBlank.ott" meta:date="2009-11-22T23:29:04"/>
  </office:meta>
</office:document-meta>
</file>